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274cm" fo:margin-left="0.116cm" fo:margin-right="0.199cm" table:align="margins"/>
    </style:style>
    <style:style style:name="Table1.A" style:family="table-column">
      <style:table-column-properties style:column-width="7.484cm" style:rel-column-width="28392*"/>
    </style:style>
    <style:style style:name="Table1.B" style:family="table-column">
      <style:table-column-properties style:column-width="3.018cm" style:rel-column-width="11450*"/>
    </style:style>
    <style:style style:name="Table1.C" style:family="table-column">
      <style:table-column-properties style:column-width="1.93cm" style:rel-column-width="7321*"/>
    </style:style>
    <style:style style:name="Table1.D" style:family="table-column">
      <style:table-column-properties style:column-width="4.842cm" style:rel-column-width="18372*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82cm"/>
    </style:style>
    <style:style style:name="Table1.A3" style:family="table-cell">
      <style:table-cell-properties style:vertical-align="" fo:padding="0cm" fo:border="none"/>
    </style:style>
    <style:style style:name="Table1.4" style:family="table-row">
      <style:table-row-properties style:min-row-height="0.457cm"/>
    </style:style>
    <style:style style:name="Table1.A4" style:family="table-cell">
      <style:table-cell-properties style:vertical-align="middle" fo:padding="0cm" fo:border="none"/>
    </style:style>
    <style:style style:name="Table1.5" style:family="table-row">
      <style:table-row-properties style:min-row-height="0.609cm"/>
    </style:style>
    <style:style style:name="Table1.7" style:family="table-row">
      <style:table-row-properties style:min-row-height="0.88cm"/>
    </style:style>
    <style:style style:name="Table3" style:family="table">
      <style:table-properties style:width="17.274cm" table:align="margins"/>
    </style:style>
    <style:style style:name="Table3.A" style:family="table-column">
      <style:table-column-properties style:column-width="2.972cm" style:rel-column-width="11277*"/>
    </style:style>
    <style:style style:name="Table3.B" style:family="table-column">
      <style:table-column-properties style:column-width="11.331cm" style:rel-column-width="42987*"/>
    </style:style>
    <style:style style:name="Table3.C" style:family="table-column">
      <style:table-column-properties style:column-width="2.97cm" style:rel-column-width="112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367cm" fo:margin-left="-0.076cm" fo:margin-right="-0.018cm" table:align="margins"/>
    </style:style>
    <style:style style:name="Table2.A" style:family="table-column">
      <style:table-column-properties style:column-width="0.982cm" style:rel-column-width="3707*"/>
    </style:style>
    <style:style style:name="Table2.B" style:family="table-column">
      <style:table-column-properties style:column-width="2.833cm" style:rel-column-width="10689*"/>
    </style:style>
    <style:style style:name="Table2.C" style:family="table-column">
      <style:table-column-properties style:column-width="0.492cm" style:rel-column-width="1857*"/>
    </style:style>
    <style:style style:name="Table2.D" style:family="table-column">
      <style:table-column-properties style:column-width="0.529cm" style:rel-column-width="1996*"/>
    </style:style>
    <style:style style:name="Table2.E" style:family="table-column">
      <style:table-column-properties style:column-width="4.177cm" style:rel-column-width="15761*"/>
    </style:style>
    <style:style style:name="Table2.F" style:family="table-column">
      <style:table-column-properties style:column-width="0.512cm" style:rel-column-width="1930*"/>
    </style:style>
    <style:style style:name="Table2.G" style:family="table-column">
      <style:table-column-properties style:column-width="6.578cm" style:rel-column-width="24820*"/>
    </style:style>
    <style:style style:name="Table2.H" style:family="table-column">
      <style:table-column-properties style:column-width="1.265cm" style:rel-column-width="4775*"/>
    </style:style>
    <style:style style:name="Table2.A1" style:family="table-cell">
      <style:table-cell-properties fo:padding="0cm" fo:border="none"/>
    </style:style>
    <style:style style:name="Table2.D8" style:family="table-cell" style:data-style-name="N100">
      <style:table-cell-properties fo:padding="0cm" fo:border="none"/>
    </style:style>
    <style:style style:name="Table4" style:family="table">
      <style:table-properties style:width="17.274cm" fo:margin-left="0.116cm" fo:margin-right="0.199cm" table:align="margins"/>
    </style:style>
    <style:style style:name="Table4.A" style:family="table-column">
      <style:table-column-properties style:column-width="0.718cm" style:rel-column-width="2723*"/>
    </style:style>
    <style:style style:name="Table4.B" style:family="table-column">
      <style:table-column-properties style:column-width="5.925cm" style:rel-column-width="22477*"/>
    </style:style>
    <style:style style:name="Table4.C" style:family="table-column">
      <style:table-column-properties style:column-width="0.529cm" style:rel-column-width="2007*"/>
    </style:style>
    <style:style style:name="Table4.D" style:family="table-column">
      <style:table-column-properties style:column-width="10.102cm" style:rel-column-width="38328*"/>
    </style:style>
    <style:style style:name="Table4.A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size-complex="9pt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4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justify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Header">
      <style:text-properties style:font-name="Arial" fo:font-size="10pt" style:font-size-asian="10pt" style:font-size-complex="10pt"/>
    </style:style>
    <style:style style:name="P18" style:family="paragraph" style:parent-style-name="Header">
      <style:paragraph-properties fo:text-align="start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9" style:family="paragraph" style:parent-style-name="Header">
      <style:paragraph-properties fo:text-align="justify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Header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3" style:family="paragraph" style:parent-style-name="Standard">
      <style:text-properties fo:font-size="9pt" style:font-size-asian="9pt" style:font-size-complex="9pt"/>
    </style:style>
    <style:style style:name="P24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4">{logo}</text:p>
                </table:table-cell>
                <table:table-cell table:style-name="Table3.A1" office:value-type="string">
                  <text:p text:style-name="P12">{badan}</text:p>
                  <text:p text:style-name="P12">{kota4}</text:p>
                  <text:p text:style-name="P13">{alamat} </text:p>
                  <text:p text:style-name="P11">Telp. {tlp} Fax {fax} </text:p>
                </table:table-cell>
                <table:table-cell table:style-name="Table3.A1" office:value-type="string">
                  <text:p text:style-name="P3"/>
                </table:table-cell>
              </table:table-row>
            </table:table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4" office:value-type="string">
            <text:p text:style-name="P5">{badan} {kota4}</text:p>
            <text:p text:style-name="P6">Nomor : {no_surat}</text:p>
            <text:p text:style-name="P6"/>
            <text:p text:style-name="P6">TENTANG</text:p>
            <text:p text:style-name="P6">{nama_izin}</text:p>
            <text:p text:style-name="P6"/>
            <text:p text:style-name="P6"/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>
                <table:table-cell table:style-name="Table2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  <table:table-cell table:style-name="Table2.A1" table:number-columns-spanned="4" office:value-type="string">
                  <text:p text:style-name="Standard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8"/>
                </table:table-cell>
                <table:table-cell table:style-name="Table2.A1" office:value-type="string">
                  <text:p text:style-name="P18">[!-- BEGIN row.articles1 --]{titreArticle}</text:p>
                </table:table-cell>
                <table:table-cell table:style-name="Table2.A1" office:value-type="string">
                  <text:p text:style-name="P19">{texteArticle}</text:p>
                </table:table-cell>
                <table:table-cell table:style-name="Table2.A1" office:value-type="string">
                  <text:p text:style-name="P19">{texteArticle1}</text:p>
                </table:table-cell>
                <table:table-cell table:style-name="Table2.A1" table:number-columns-spanned="3" office:value-type="string">
                  <text:p text:style-name="P19">{texteArticle2}<text:span text:style-name="T2">[!-- END row.articles1 --]</text:span></text:p>
                </table:table-cell>
                <table:covered-table-cell/>
                <table:covered-table-cell/>
                <table:table-cell table:style-name="Table2.A1" office:value-type="string">
                  <text:p text:style-name="P16"/>
                </table:table-cell>
              </table:table-row>
              <table:table-row>
                <table:table-cell table:style-name="Table2.A1" table:number-columns-spanned="2" office:value-type="string">
                  <text:p text:style-name="P18"/>
                </table:table-cell>
                <table:covered-table-cell/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p text:style-name="P19"/>
                </table:table-cell>
                <table:table-cell table:style-name="Table2.A1" table:number-columns-spanned="4" office:value-type="string">
                  <text:p text:style-name="P19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8"/>
                </table:table-cell>
                <table:table-cell table:style-name="Table2.A1" office:value-type="string">
                  <text:p text:style-name="P18">[!-- BEGIN row.articles2 --]{titreArticle}</text:p>
                </table:table-cell>
                <table:table-cell table:style-name="Table2.A1" office:value-type="string">
                  <text:p text:style-name="P19">{texteArticle}</text:p>
                </table:table-cell>
                <table:table-cell table:style-name="Table2.A1" office:value-type="string">
                  <text:p text:style-name="P19">{texteArticle1}</text:p>
                </table:table-cell>
                <table:table-cell table:style-name="Table2.A1" table:number-columns-spanned="3" office:value-type="string">
                  <text:p text:style-name="P19">{texteArticle2}<text:span text:style-name="T2">[!-- END row.articles2 --]</text:span></text:p>
                </table:table-cell>
                <table:covered-table-cell/>
                <table:covered-table-cell/>
                <table:table-cell table:style-name="Table2.A1" office:value-type="string">
                  <text:p text:style-name="P16"/>
                </table:table-cell>
              </table:table-row>
              <table:table-row>
                <table:table-cell table:style-name="Table2.A1" table:number-columns-spanned="2" office:value-type="string">
                  <text:p text:style-name="P15"/>
                </table:table-cell>
                <table:covered-table-cell/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6"/>
                </table:table-cell>
                <table:table-cell table:style-name="Table2.A1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table:number-columns-spanned="8" office:value-type="string">
                  <text:p text:style-name="P20">M E M U T U S K A 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table:number-columns-spanned="8" office:value-type="string">
                  <text:p text:style-name="P2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8"/>
                </table:table-cell>
                <table:table-cell table:style-name="Table2.A1" office:value-type="string">
                  <text:p text:style-name="P18">Menetapkan</text:p>
                </table:table-cell>
                <table:table-cell table:style-name="Table2.A1" office:value-type="string">
                  <text:p text:style-name="P19">:</text:p>
                </table:table-cell>
                <table:table-cell table:style-name="Table2.D8" office:value-type="float" office:value="40513">
                  <text:p text:style-name="P19">1.</text:p>
                </table:table-cell>
                <table:table-cell table:style-name="Table2.D8" table:number-columns-spanned="3" office:value-type="float" office:value="0">
                  <text:p text:style-name="P19">Memberi {nama_izin2} kepada :</text:p>
                </table:table-cell>
                <table:covered-table-cell/>
                <table:covered-table-cell/>
                <table:table-cell table:style-name="Table2.D8">
                  <text:p text:style-name="P19"/>
                </table:table-cell>
              </table:table-row>
              <table:table-row>
                <table:table-cell table:style-name="Table2.A1" table:number-columns-spanned="2" office:value-type="string">
                  <text:p text:style-name="P18"/>
                </table:table-cell>
                <table:covered-table-cell/>
                <table:table-cell table:style-name="Table2.A1" office:value-type="string">
                  <text:p text:style-name="P19"/>
                </table:table-cell>
                <table:table-cell table:style-name="Table2.D8">
                  <text:p text:style-name="P19"/>
                </table:table-cell>
                <table:table-cell table:style-name="Table2.D8" table:number-columns-spanned="4">
                  <text:p text:style-name="P19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table:number-columns-spanned="2" office:value-type="string">
                  <text:p text:style-name="P18"/>
                </table:table-cell>
                <table:covered-table-cell/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p text:style-name="P18">[!-- BEGIN row.articles3 --]{titreArticle}</text:p>
                </table:table-cell>
                <table:table-cell table:style-name="Table2.A1" office:value-type="string">
                  <text:p text:style-name="P19">{texteArticle}</text:p>
                </table:table-cell>
                <table:table-cell table:style-name="Table2.A1" office:value-type="string">
                  <text:p text:style-name="P19">{texteArticle1}<text:span text:style-name="T2">[!-- END row.articles3 --]</text:span></text:p>
                </table:table-cell>
                <table:table-cell table:style-name="Table2.A1" office:value-type="string">
                  <text:p text:style-name="P19"/>
                </table:table-cell>
              </table:table-row>
              <table:table-row>
                <table:table-cell table:style-name="Table2.A1" table:number-columns-spanned="2" office:value-type="string">
                  <text:p text:style-name="P18"/>
                </table:table-cell>
                <table:covered-table-cell/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p text:style-name="P19"/>
                </table:table-cell>
                <table:table-cell table:style-name="Table2.A1" table:number-columns-spanned="4" office:value-type="string">
                  <text:p text:style-name="P19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8"/>
                </table:table-cell>
                <table:table-cell table:style-name="Table2.A1" office:value-type="string">
                  <text:p text:style-name="P18">[!-- BEGIN row.articles4 --]{titreArticle}</text:p>
                </table:table-cell>
                <table:table-cell table:style-name="Table2.A1" office:value-type="string">
                  <text:p text:style-name="P19">{texteArticle}</text:p>
                </table:table-cell>
                <table:table-cell table:style-name="Table2.A1" office:value-type="string">
                  <text:p text:style-name="P19">{texteArticle1}</text:p>
                </table:table-cell>
                <table:table-cell table:style-name="Table2.A1" table:number-columns-spanned="3" office:value-type="string">
                  <text:p text:style-name="P19">{texteArticle2}<text:span text:style-name="T2">[!-- END row.articles4 --]</text:span></text:p>
                </table:table-cell>
                <table:covered-table-cell/>
                <table:covered-table-cell/>
                <table:table-cell table:style-name="Table2.A1" office:value-type="string">
                  <text:p text:style-name="P19"/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9"/>
          </table:table-cell>
          <table:table-cell table:style-name="Table1.A1" table:number-rows-spanned="3" office:value-type="string">
            <text:p text:style-name="P9"/>
          </table:table-cell>
          <table:table-cell table:style-name="Table1.A1" table:number-columns-spanned="2" office:value-type="string">
            <text:p text:style-name="P9">Ditetapkan di {kota}</text:p>
          </table:table-cell>
          <table:covered-table-cell/>
        </table:table-row>
        <table:table-row table:style-name="Table1.5">
          <table:covered-table-cell/>
          <table:covered-table-cell/>
          <table:table-cell table:style-name="Table1.A1" table:number-columns-spanned="2" office:value-type="string">
            <text:p text:style-name="P9">Pada tanggal {tanggal}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A1" table:number-columns-spanned="2" office:value-type="string">
            <text:p text:style-name="P10"><text:span text:style-name="T1">{jabatan}</text:span><text:line-break/><text:span text:style-name="T1">{kantor}</text:span></text:p>
          </table:table-cell>
          <table:covered-table-cell/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7"><text:s text:c="5"/></text:p>
          </table:table-cell>
          <table:table-cell table:style-name="Table1.A1" office:value-type="string">
            <text:p text:style-name="P8">{ttd}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3"/>
          </table:table-cell>
          <table:table-cell table:style-name="Table1.A1" table:number-columns-spanned="2" office:value-type="string">
            <text:p text:style-name="P7"><text:span text:style-name="T3">{nama_pejabat}</text:span> <text:line-break/>NIP. {nip_pejabat}</text:p>
          </table:table-cell>
          <table:covered-table-cell/>
        </table:table-row>
        <table:table-row>
          <table:table-cell table:style-name="Table1.A1" office:value-type="string">
            <text:p text:style-name="P22">{salinan}</text:p>
          </table:table-cell>
          <table:table-cell table:style-name="Table1.A1" office:value-type="string">
            <text:p text:style-name="P23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8">[!-- BEGIN row.articles5 --]{titreArticle}{texteArticle}<text:span text:style-name="T2">[!-- END row.articles5 --]</text:span>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[!-- BEGIN row.articles4 --]{titreArticle}{texteArticle2}</text:p>
          </table:table-cell>
          <table:table-cell table:style-name="Table4.A1" office:value-type="string">
            <text:p text:style-name="P15">{texteArticle3}</text:p>
          </table:table-cell>
          <table:table-cell table:style-name="Table4.A1" office:value-type="string">
            <text:p text:style-name="P15">{texteArticle}<text:span text:style-name="T2">[!-- END row.articles4 --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8-31T16:01:21</meta:creation-date>
    <dc:date>2012-08-08T12:08:27.68</dc:date>
    <meta:editing-duration>PT14H38S</meta:editing-duration>
    <meta:editing-cycles>191</meta:editing-cycles>
    <meta:generator>OpenOffice.org/3.3$Win32 OpenOffice.org_project/330m20$Build-9567</meta:generator>
    <dc:creator>Yogi Cahyana</dc:creator>
    <meta:document-statistic meta:table-count="4" meta:image-count="0" meta:object-count="0" meta:page-count="1" meta:paragraph-count="40" meta:word-count="112" meta:character-count="903"/>
  </office:meta>
</office:document-meta>
</file>